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fo:min-height="9.97cm"/>
    </style:style>
    <style:style style:name="T1" style:family="text">
      <style:text-properties fo:color="#006600"/>
    </style:style>
    <style:style style:name="T2" style:family="text">
      <style:text-properties fo:color="#009900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layer="layout" svg:width="10.044cm" svg:height="0.963cm" svg:x="5.815cm" svg:y="1.762cm">
          <draw:text-box>
            <text:p>The Hiker Web Scraping Process:</text:p>
          </draw:text-box>
        </draw:frame>
        <draw:frame draw:style-name="gr1" draw:layer="layout" svg:width="18.242cm" svg:height="5.235cm" svg:x="1.889cm" svg:y="3.286cm">
          <draw:text-box>
            <text:list text:style-name="L2">
              <text:list-item>
                <text:p><text:s/>Obtain the Hiker's ID from file: “at-hikers.txt”</text:p>
                <text:list>
                  <text:list-item>
                    <text:p><text:s/>Create a Hiker dictionary in memory and store the <text:span text:style-name="T1">hiker_id</text:span></text:p>
                    <text:p><text:s/>read from the file there. </text:p>
                  </text:list-item>
                </text:list>
              </text:list-item>
              <text:list-item>
                <text:p><text:s/>Formulate the Hiker's <text:span text:style-name="T1">about_url</text:span> and <text:span text:style-name="T1">journal_url</text:span></text:p>
                <text:list>
                  <text:list-item>
                    <text:p><text:s/>Note that the journal_url is not guaranteed to refer to</text:p>
                    <text:p><text:s/>the first journal entry at this point. </text:p>
                  </text:list-item>
                </text:list>
              </text:list-item>
              <text:list-item>
                <text:p><text:s/>Extract Hiker Information with Scrapy including: trip_mileage</text:p>
              </text:list-item>
            </text:list>
          </draw:text-box>
        </draw:frame>
      </draw:page>
      <draw:page draw:name="page2" draw:style-name="dp1" draw:master-page-name="Default">
        <draw:frame draw:style-name="gr1" draw:layer="layout" svg:width="11.742cm" svg:height="0.963cm" svg:x="5.191cm" svg:y="1.889cm">
          <draw:text-box>
            <text:p>The (Unvalidated) Serialized Hiker Item:</text:p>
          </draw:text-box>
        </draw:frame>
        <draw:frame draw:style-name="gr1" draw:layer="layout" svg:width="19.039cm" svg:height="10.219cm" svg:x="1.254cm" svg:y="3.354cm">
          <draw:text-box>
            <text:p>hiker = {</text:p>
            <text:p><text:tab/><text:span text:style-name="T2">identifier</text:span>: Int, <text:span text:style-name="T2">name</text:span>: String, <text:span text:style-name="T2">trail_name</text:span>: String, <text:span text:style-name="T2">start_date</text:span>: Int,</text:p>
            <text:p><text:span text:style-name="T2"><text:tab/></text:span><text:span text:style-name="T2">end_date</text:span>: Int, <text:span text:style-name="T2">dir</text:span>: String, <text:span text:style-name="T2">about_url</text:span>: String, <text:span text:style-name="T2">journal_url</text:span>: String,</text:p>
            <text:p><text:tab/><text:span text:style-name="T2">journal</text:span>: {</text:p>
            <text:p><text:tab/><text:tab/><text:span text:style-name="T1">entry_num</text:span>: {</text:p>
            <text:p><text:tab/><text:tab/><text:tab/><text:span text:style-name="T1">dest</text:span>: String, <text:span text:style-name="T1">start_loc</text:span>: String, <text:span text:style-name="T1">date</text:span>: String, </text:p>
            <text:p><text:tab/><text:tab/><text:tab/><text:span text:style-name="T1">trip_mileage</text:span>: Float, <text:span text:style-name="T1">day_mileage</text:span>: Float, </text:p>
            <text:p><text:tab/><text:tab/><text:tab/><text:span text:style-name="T1">next_entry</text:span>: String, <text:span text:style-name="T1">prev_entry</text:span>: String, </text:p>
            <text:p><text:tab/><text:tab/><text:tab/><text:span text:style-name="T1">entry</text:span>: String</text:p>
            <text:p><text:tab/><text:tab/>},</text:p>
            <text:p><text:tab/><text:tab/><text:span text:style-name="T1">entry_num2</text:span>: { “ “ },</text:p>
            <text:p><text:tab/><text:tab/><text:span text:style-name="T1">entry_num3</text:span>: { “ “ }</text:p>
            <text:p><text:tab/>}</text:p>
            <text:p>}</text:p>
          </draw:text-box>
        </draw:frame>
      </draw:page>
      <draw:page draw:name="page3" draw:style-name="dp1" draw:master-page-name="Default">
        <draw:frame draw:style-name="gr2" draw:layer="layout" svg:width="11.742cm" svg:height="0.964cm" svg:x="4.879cm" svg:y="2.449cm">
          <draw:text-box>
            <text:p>The (Validated) Serialized Hiker Item:</text:p>
          </draw:text-box>
        </draw:frame>
        <draw:frame draw:style-name="gr3" draw:layer="layout" svg:width="19.039cm" svg:height="18.763cm" svg:x="1.254cm" svg:y="3.734cm">
          <draw:text-box>
            <text:p>hiker = {</text:p>
            <text:p><text:tab/><text:span text:style-name="T2">identifier</text:span>: Int, <text:span text:style-name="T2">name</text:span>: String, <text:span text:style-name="T2">trail_name</text:span>: String, <text:span text:style-name="T2">start_date</text:span>: Int,</text:p>
            <text:p><text:span text:style-name="T2"><text:tab/></text:span><text:span text:style-name="T2">end_date</text:span>: Int, <text:span text:style-name="T2">dir</text:span>: String, <text:span text:style-name="T2">about_url</text:span>: String, <text:span text:style-name="T2">journal_url</text:span>: String,</text:p>
            <text:p><text:tab/><text:span text:style-name="T2">journal</text:span>: {</text:p>
            <text:p><text:tab/><text:tab/><text:span text:style-name="T1">entry_num</text:span>: {</text:p>
            <text:p><text:tab/><text:tab/><text:tab/><text:span text:style-name="T3">dest</text:span>: {</text:p>
            <text:p><text:tab/><text:tab/><text:tab/><text:tab/>shelter_name: String,</text:p>
            <text:p><text:tab/><text:tab/><text:tab/><text:tab/>shelter_id: <text:s/>Int,</text:p>
            <text:p><text:tab/><text:tab/><text:tab/><text:tab/>lat: Float,</text:p>
            <text:p><text:tab/><text:tab/><text:tab/><text:tab/>lon: Float,</text:p>
            <text:p><text:tab/><text:tab/><text:tab/><text:tab/>type: String</text:p>
            <text:p><text:tab/><text:tab/><text:tab/>},</text:p>
            <text:p><text:tab/><text:tab/><text:tab/><text:span text:style-name="T3">start_loc</text:span>: {</text:p>
            <text:p><text:tab/><text:tab/><text:tab/><text:tab/>shelter_name: String,</text:p>
            <text:p><text:tab/><text:tab/><text:tab/><text:tab/>shelter_id: <text:s/>Int,</text:p>
            <text:p><text:tab/><text:tab/><text:tab/><text:tab/>lat: Float,</text:p>
            <text:p><text:tab/><text:tab/><text:tab/><text:tab/>lon: Float,</text:p>
            <text:p><text:tab/><text:tab/><text:tab/><text:tab/>type: String</text:p>
            <text:p><text:tab/><text:tab/><text:tab/>}, <text:s/></text:p>
            <text:p><text:span text:style-name="T1"><text:tab/></text:span><text:span text:style-name="T1"><text:tab/></text:span><text:span text:style-name="T1"><text:tab/></text:span><text:span text:style-name="T1">date</text:span>: String, <text:span text:style-name="T1">trip_mileage</text:span>: Float, <text:span text:style-name="T1">day_mileage</text:span>: Float, </text:p>
            <text:p><text:tab/><text:tab/><text:tab/><text:span text:style-name="T1">next_entry</text:span>: String, <text:span text:style-name="T1">prev_entry</text:span>: String, <text:span text:style-name="T1">entry</text:span>: String</text:p>
            <text:p><text:tab/><text:tab/>},</text:p>
            <text:p><text:tab/><text:tab/><text:span text:style-name="T1">entry_num2</text:span>: { “ “ },</text:p>
            <text:p><text:tab/><text:tab/><text:span text:style-name="T1">entry_num3</text:span>: { “ “ }</text:p>
            <text:p><text:tab/>}</text:p>
            <text:p>}</text:p>
          </draw:text-box>
        </draw:frame>
      </draw:page>
      <draw:page draw:name="page4" draw:style-name="dp1" draw:master-page-name="Default">
        <draw:frame draw:style-name="gr2" draw:layer="layout" svg:width="11.742cm" svg:height="0.964cm" svg:x="5.572cm" svg:y="1.306cm">
          <draw:text-box>
            <text:p>The Journal Validation Process:</text:p>
          </draw:text-box>
        </draw:frame>
        <draw:frame draw:style-name="gr1" draw:layer="layout" svg:width="21.377cm" svg:height="18.763cm" svg:x="1.254cm" svg:y="3.032cm">
          <draw:text-box>
            <text:p>1. Read unvalidated hiker file. </text:p>
            <text:p>2. Go entry by entry, mapping start location and dest to the following</text:p>
            <text:p><text:s/>format using the generated “my-at-shelters.csv” file:</text:p>
            <text:p><text:span text:style-name="T3"><text:tab/></text:span><text:span text:style-name="T3">dest</text:span>: {</text:p>
            <text:p><text:tab/><text:tab/>shelter_name: String,</text:p>
            <text:p><text:tab/><text:tab/>shelter_id: <text:s/>Int,</text:p>
            <text:p><text:tab/><text:tab/>lat: Float,</text:p>
            <text:p><text:tab/><text:tab/>lon: Float,</text:p>
            <text:p><text:tab/><text:tab/>type: String</text:p>
            <text:p><text:tab/>},</text:p>
            <text:p><text:tab/><text:span text:style-name="T3">start_loc</text:span>: {</text:p>
            <text:p><text:tab/><text:tab/>shelter_name: String,</text:p>
            <text:p><text:tab/><text:tab/>shelter_id: <text:s/>Int,</text:p>
            <text:p><text:tab/><text:tab/>lat: Float,</text:p>
            <text:p><text:tab/><text:tab/>lon: Float,</text:p>
            <text:p><text:tab/><text:tab/>type: String</text:p>
            <text:p><text:tab/>}</text:p>
            <text:p>3. Attempt to resolve unmapped shelter locations using </text:p>
            <text:p><text:s/>Google Maps Geocoding API; then record the coordinates for later use. </text:p>
            <text:p>4. Record un-mappable entries for review later in the file “unidentified.csv” </text:p>
            <text:p><text:s/>in the following form:</text:p>
            <text:p><text:tab/>shelter_name,type,lat,lon</text:p>
            <text:p>5. Id's will only be assigned to the unmapped shelters once successfully</text:p>
            <text:p><text:s/>mapped and written to “my-at-shelters.csv” </text:p>
            <text:p><text:tab/></text:p>
            <text:p><text:tab/></text:p>
          </draw:text-box>
        </draw:frame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Campell</meta:initial-creator>
    <meta:creation-date>2016-07-19T14:16:43.85</meta:creation-date>
    <meta:generator>OpenOffice/4.0.1$Win32 OpenOffice.org_project/401m5$Build-9714</meta:generator>
    <dc:date>2016-07-26T18:17:21.23</dc:date>
    <dc:creator>Chris Campell</dc:creator>
    <meta:editing-duration>P4DT12H25M27S</meta:editing-duration>
    <meta:editing-cycles>13</meta:editing-cycles>
    <meta:document-statistic meta:object-count="8"/>
  </office:meta>
</office:document-meta>
</file>